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16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1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1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9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9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9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9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9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working encryption and decryption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9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9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e2e testing</text:p>
          </table:table-cell>
          <table:table-cell table:style-name="ce1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9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62.5" calcext:value-type="float">
            <text:p>162,5</text:p>
          </table:table-cell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4]-[.B53]" office:value-type="float" office:value="12.5" calcext:value-type="float">
            <text:p>12,5</text:p>
          </table:table-cell>
          <table:table-cell table:style-name="ce16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6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23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23" office:value-type="string" calcext:value-type="string">
            <text:p>Known Bugs</text:p>
          </table:table-cell>
          <table:table-cell table:style-name="ce23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9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16"/>
        </table:table-row>
        <table:table-row table:style-name="ro1">
          <table:table-cell table:style-name="ce19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6"/>
        </table:table-row>
        <table:table-row table:style-name="ro1">
          <table:table-cell table:style-name="ce19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9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15:13:17.5670438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4T15:13:26.917888980</dc:date>
    <meta:editing-duration>P1DT2H9M59S</meta:editing-duration>
    <meta:editing-cycles>112</meta:editing-cycles>
    <meta:generator>LibreOffice/6.0.7.3$Linux_X86_64 LibreOffice_project/00m0$Build-3</meta:generator>
    <meta:document-statistic meta:table-count="3" meta:cell-count="144" meta:object-count="0"/>
  </office:meta>
</office:document-meta>
</file>